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BACnet Network Configura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Network and Device Inventory</text:p>
              </text:list-item>
              <text:list-item>
                <text:p>BACnet Router Configuration</text:p>
              </text:list-item>
              <text:list-item>
                <text:p>BACnet Device Configuration</text:p>
              </text:list-item>
              <text:list-item>
                <text:p>BACnet Broadcast Distribution Device (BBMD)</text:p>
              </text:list-item>
              <text:list-item>
                <text:p>Troubleshooting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8-10-31T12:38:47.88</dc:date>
    <dc:creator>Steve Karg</dc:creator>
    <meta:editing-duration>PT00H10M41S</meta:editing-duration>
    <meta:editing-cycles>2</meta:editing-cycles>
    <meta:generator>OpenOffice.org/3.0$Win32 OpenOffice.org_project/300m9$Build-9358</meta:generator>
    <meta:document-statistic meta:object-count="25"/>
  </office:meta>
</office:document-meta>
</file>